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9mm" svg:height="89.99mm" svg:x="176.94mm" svg:y="6.83mm">
            <loext:p draw:notify-on-update-of-ranges="Sheet1.D7:Sheet1.D10 Sheet1.E6:Sheet1.E6 Sheet1.E7:Sheet1.E1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 table:number-rows-repeated="6">
          <table:table-cell table:number-columns-repeated="11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.06" calcext:value-type="float">
            <text:p>0,0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4.074" calcext:value-type="float">
            <text:p>4,07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0000" calcext:value-type="float">
            <text:p>10000</text:p>
          </table:table-cell>
          <table:table-cell office:value-type="float" office:value="232.675" calcext:value-type="float">
            <text:p>232,67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00000" calcext:value-type="float">
            <text:p>100000</text:p>
          </table:table-cell>
          <table:table-cell office:value-type="float" office:value="24047.932" calcext:value-type="float">
            <text:p>24047,932</text:p>
          </table:table-cell>
          <table:table-cell table:number-columns-repeated="6"/>
        </table:table-row>
        <table:table-row table:style-name="ro1" table:number-rows-repeated="18"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Regression</text:span>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Regression Model</text:p>
          </table:table-cell>
          <table:table-cell office:value-type="string" calcext:value-type="string">
            <text:p>Power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R^2</text:p>
          </table:table-cell>
          <table:table-cell table:number-matrix-columns-spanned="1" table:number-matrix-rows-spanned="1" table:formula="of:=RSQ(LN([Sheet1.$E$7:.$E$10]) ; LN([Sheet1.$D$7:.$D$10]))" office:value-type="float" office:value="0.99919650099505" calcext:value-type="float">
            <text:p>0,99919650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ndard Error</text:p>
          </table:table-cell>
          <table:table-cell table:number-matrix-columns-spanned="1" table:number-matrix-rows-spanned="1" table:formula="of:=STEYX(LN([Sheet1.$E$7:.$E$10]) ; LN([Sheet1.$D$7:.$D$10]))" office:value-type="float" office:value="0.191672476022571" calcext:value-type="float">
            <text:p>0,191672476</text:p>
          </table:table-cell>
          <table:table-cell table:number-columns-repeated="4"/>
          <table:table-cell office:value-type="float" office:value="12500" calcext:value-type="float">
            <text:p>12500</text:p>
          </table:table-cell>
          <table:table-cell table:formula="of:=[Sheet1.E$36]*[Sheet1.J33]^[Sheet1.E$35]" office:value-type="float" office:value="438.726335322161" calcext:value-type="float">
            <text:p>438,7263353222</text:p>
          </table:table-cell>
        </table:table-row>
        <table:table-row table:style-name="ro1">
          <table:table-cell table:number-columns-repeated="9"/>
          <table:table-cell office:value-type="float" office:value="25000" calcext:value-type="float">
            <text:p>25000</text:p>
          </table:table-cell>
          <table:table-cell table:formula="of:=[Sheet1.E$36]*[Sheet1.J34]^[Sheet1.E$35]" office:value-type="float" office:value="1588.80716009244" calcext:value-type="float">
            <text:p>1588,807160092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lope</text:p>
          </table:table-cell>
          <table:table-cell table:number-matrix-columns-spanned="1" table:number-matrix-rows-spanned="1" table:formula="of:=SLOPE(LN([Sheet1.$E$7:.$E$10]) ; LN([Sheet1.$D$7:.$D$10]))" office:value-type="float" office:value="1.85655081523583" calcext:value-type="float">
            <text:p>1,8565508152</text:p>
          </table:table-cell>
          <table:table-cell table:number-columns-repeated="4"/>
          <table:table-cell office:value-type="float" office:value="50000" calcext:value-type="float">
            <text:p>50000</text:p>
          </table:table-cell>
          <table:table-cell table:formula="of:=[Sheet1.E$36]*[Sheet1.J35]^[Sheet1.E$35]" office:value-type="float" office:value="5753.71932051309" calcext:value-type="float">
            <text:p>5753,719320513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tercept</text:p>
          </table:table-cell>
          <table:table-cell table:number-matrix-columns-spanned="1" table:number-matrix-rows-spanned="1" table:formula="of:=EXP(INTERCEPT(LN([Sheet1.$E$7:.$E$10]) ; LN([Sheet1.$D$7:.$D$10])))" office:value-type="float" office:value="0.0000108660595270869" calcext:value-type="float">
            <text:p>1,08660595270869E-05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table:formula="of:=INDEX([Sheet1.$D$7:.$D$10]; 1; 1)" office:value-type="float" office:value="100" calcext:value-type="float">
            <text:p>100</text:p>
          </table:table-cell>
          <table:table-cell table:formula="of:=[Sheet1.$E$36] * [Sheet1.$D$38] ^ [Sheet1.$E$35]" office:value-type="float" office:value="0.0561272430498331" calcext:value-type="float">
            <text:p>0,056127243</text:p>
          </table:table-cell>
          <table:table-cell/>
          <table:table-cell table:formula="of:=[Sheet1.D38]^[Sheet1.E$35]*[Sheet1.E$36]" office:value-type="float" office:value="0.0561272430498331" calcext:value-type="float">
            <text:p>0,056127243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NDEX([Sheet1.$D$7:.$D$10]; 2; 1)" office:value-type="float" office:value="1000" calcext:value-type="float">
            <text:p>1000</text:p>
          </table:table-cell>
          <table:table-cell table:formula="of:=[Sheet1.$E$36] * [Sheet1.$D$39] ^ [Sheet1.$E$35]" office:value-type="float" office:value="4.03389440558591" calcext:value-type="float">
            <text:p>4,0338944056</text:p>
          </table:table-cell>
          <table:table-cell/>
          <table:table-cell table:formula="of:=[Sheet1.D39]^[Sheet1.E$35]*[Sheet1.E$36]" office:value-type="float" office:value="4.03389440558591" calcext:value-type="float">
            <text:p>4,0338944056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NDEX([Sheet1.$D$7:.$D$10]; 3; 1)" office:value-type="float" office:value="10000" calcext:value-type="float">
            <text:p>10000</text:p>
          </table:table-cell>
          <table:table-cell table:formula="of:=[Sheet1.$E$36] * [Sheet1.$D$40] ^ [Sheet1.$E$35]" office:value-type="float" office:value="289.918107343519" calcext:value-type="float">
            <text:p>289,9181073435</text:p>
          </table:table-cell>
          <table:table-cell/>
          <table:table-cell table:formula="of:=[Sheet1.D40]^[Sheet1.E$35]*[Sheet1.E$36]" office:value-type="float" office:value="289.918107343519" calcext:value-type="float">
            <text:p>289,9181073435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INDEX([Sheet1.$D$7:.$D$10]; 4; 1)" office:value-type="float" office:value="100000" calcext:value-type="float">
            <text:p>100000</text:p>
          </table:table-cell>
          <table:table-cell table:formula="of:=[Sheet1.$E$36] * [Sheet1.$D$41] ^ [Sheet1.$E$35]" office:value-type="float" office:value="20836.5664825676" calcext:value-type="float">
            <text:p>20836,5664825676</text:p>
          </table:table-cell>
          <table:table-cell/>
          <table:table-cell table:formula="of:=[Sheet1.D41]^[Sheet1.E$35]*[Sheet1.E$36]" office:value-type="float" office:value="20836.5664825676" calcext:value-type="float">
            <text:p>20836,5664825676</text:p>
          </table:table-cell>
          <table:table-cell table:number-columns-repeated="4"/>
        </table:table-row>
      </table:table>
      <table:table table:name="F1-MICRO" table:style-name="ta1">
        <table:table-column table:style-name="co1" table:number-columns-repeated="13" table:default-cell-style-name="Default"/>
        <table:table-row table:style-name="ro1">
          <table:table-cell table:number-columns-repeated="13"/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table:number-columns-repeated="2"/>
          <table:table-cell office:value-type="float" office:value="1000000" calcext:value-type="float">
            <text:p>1000000</text:p>
          </table:table-cell>
          <table:table-cell table:number-columns-repeated="2"/>
          <table:table-cell office:value-type="float" office:value="10000000" calcext:value-type="float">
            <text:p>10000000</text:p>
          </table:table-cell>
          <table:table-cell table:number-columns-repeated="5"/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5.577" calcext:value-type="float">
            <text:p>15,577</text:p>
          </table:table-cell>
          <table:table-cell/>
          <table:table-cell office:value-type="float" office:value="1360" calcext:value-type="float">
            <text:p>1360</text:p>
          </table:table-cell>
          <table:table-cell office:value-type="float" office:value="150.309998" calcext:value-type="float">
            <text:p>150,309998</text:p>
          </table:table-cell>
          <table:table-cell/>
          <table:table-cell office:value-type="float" office:value="1606" calcext:value-type="float">
            <text:p>1606</text:p>
          </table:table-cell>
          <table:table-cell office:value-type="float" office:value="1451.39502" calcext:value-type="float">
            <text:p>1451,39502</text:p>
          </table:table-cell>
          <table:table-cell table:number-columns-repeated="3"/>
          <table:table-cell office:value-type="string" calcext:value-type="string">
            <text:p>Average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5.389" calcext:value-type="float">
            <text:p>15,389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151.347" calcext:value-type="float">
            <text:p>151,347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1465.386963" calcext:value-type="float">
            <text:p>1465,386963</text:p>
          </table:table-cell>
          <table:table-cell table:number-columns-repeated="2"/>
          <table:table-cell office:value-type="float" office:value="100000" calcext:value-type="float">
            <text:p>100000</text:p>
          </table:table-cell>
          <table:table-cell table:formula="of:=AVERAGE(['F1-MICRO'.B4:.B54])" office:value-type="float" office:value="15.6479019411765" calcext:value-type="float">
            <text:p>15,6479019412</text:p>
          </table:table-cell>
          <table:table-cell table:formula="of:=STDEV(['F1-MICRO'.B4:.B54])" office:value-type="float" office:value="0.313728342666353" calcext:value-type="float">
            <text:p>0,313728342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5.517" calcext:value-type="float">
            <text:p>15,517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150.065002" calcext:value-type="float">
            <text:p>150,065002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1470.853027" calcext:value-type="float">
            <text:p>1470,853027</text:p>
          </table:table-cell>
          <table:table-cell table:number-columns-repeated="2"/>
          <table:table-cell office:value-type="float" office:value="1000000" calcext:value-type="float">
            <text:p>1000000</text:p>
          </table:table-cell>
          <table:table-cell table:formula="of:=AVERAGE(['F1-MICRO'.E4:.E54])" office:value-type="float" office:value="154.380939901961" calcext:value-type="float">
            <text:p>154,380939902</text:p>
          </table:table-cell>
          <table:table-cell table:formula="of:=STDEV(['F1-MICRO'.E4:.E54])" office:value-type="float" office:value="22.2620457315355" calcext:value-type="float">
            <text:p>22,262045731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6.468" calcext:value-type="float">
            <text:p>16,468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150.639008" calcext:value-type="float">
            <text:p>150,63900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1469.474976" calcext:value-type="float">
            <text:p>1469,474976</text:p>
          </table:table-cell>
          <table:table-cell table:number-columns-repeated="2"/>
          <table:table-cell office:value-type="float" office:value="10000000" calcext:value-type="float">
            <text:p>10000000</text:p>
          </table:table-cell>
          <table:table-cell table:formula="of:=AVERAGE(['F1-MICRO'.H4:.H21])" office:value-type="float" office:value="1459.41449666667" calcext:value-type="float">
            <text:p>1459,4144966667</text:p>
          </table:table-cell>
          <table:table-cell table:formula="of:=STDEV(['F1-MICRO'.H4:.H21])" office:value-type="float" office:value="7.26913669714959" calcext:value-type="float">
            <text:p>7,269136697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.634" calcext:value-type="float">
            <text:p>15,634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150.910995" calcext:value-type="float">
            <text:p>150,910995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1463.498047" calcext:value-type="float">
            <text:p>1463,498047</text:p>
          </table:table-cell>
          <table:table-cell table:number-columns-repeated="4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5.46" calcext:value-type="float">
            <text:p>15,46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151.820999" calcext:value-type="float">
            <text:p>151,820999</text:p>
          </table:table-cell>
          <table:table-cell/>
          <table:table-cell office:value-type="float" office:value="1497" calcext:value-type="float">
            <text:p>1497</text:p>
          </table:table-cell>
          <table:table-cell office:value-type="float" office:value="1466.64502" calcext:value-type="float">
            <text:p>1466,64502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5.461" calcext:value-type="float">
            <text:p>15,461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153.432007" calcext:value-type="float">
            <text:p>153,432007</text:p>
          </table:table-cell>
          <table:table-cell/>
          <table:table-cell office:value-type="float" office:value="1489" calcext:value-type="float">
            <text:p>1489</text:p>
          </table:table-cell>
          <table:table-cell office:value-type="float" office:value="1450.715942" calcext:value-type="float">
            <text:p>1450,715942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.668" calcext:value-type="float">
            <text:p>15,668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150.246994" calcext:value-type="float">
            <text:p>150,246994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1470.147949" calcext:value-type="float">
            <text:p>1470,147949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5.512" calcext:value-type="float">
            <text:p>15,512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150.731995" calcext:value-type="float">
            <text:p>150,731995</text:p>
          </table:table-cell>
          <table:table-cell/>
          <table:table-cell office:value-type="float" office:value="1481" calcext:value-type="float">
            <text:p>1481</text:p>
          </table:table-cell>
          <table:table-cell office:value-type="float" office:value="1451.70105" calcext:value-type="float">
            <text:p>1451,70105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5.516" calcext:value-type="float">
            <text:p>15,516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float" office:value="150.054993" calcext:value-type="float">
            <text:p>150,054993</text:p>
          </table:table-cell>
          <table:table-cell/>
          <table:table-cell office:value-type="float" office:value="1485" calcext:value-type="float">
            <text:p>1485</text:p>
          </table:table-cell>
          <table:table-cell office:value-type="float" office:value="1455.620972" calcext:value-type="float">
            <text:p>1455,620972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.628" calcext:value-type="float">
            <text:p>15,628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151.565002" calcext:value-type="float">
            <text:p>151,565002</text:p>
          </table:table-cell>
          <table:table-cell/>
          <table:table-cell office:value-type="float" office:value="1489" calcext:value-type="float">
            <text:p>1489</text:p>
          </table:table-cell>
          <table:table-cell office:value-type="float" office:value="1456.360962" calcext:value-type="float">
            <text:p>1456,360962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5.559" calcext:value-type="float">
            <text:p>15,559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float" office:value="152.158997" calcext:value-type="float">
            <text:p>152,158997</text:p>
          </table:table-cell>
          <table:table-cell/>
          <table:table-cell office:value-type="float" office:value="1491" calcext:value-type="float">
            <text:p>1491</text:p>
          </table:table-cell>
          <table:table-cell office:value-type="float" office:value="1461.715942" calcext:value-type="float">
            <text:p>1461,715942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6.281" calcext:value-type="float">
            <text:p>16,281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151.216995" calcext:value-type="float">
            <text:p>151,216995</text:p>
          </table:table-cell>
          <table:table-cell/>
          <table:table-cell office:value-type="float" office:value="1481" calcext:value-type="float">
            <text:p>1481</text:p>
          </table:table-cell>
          <table:table-cell office:value-type="float" office:value="1452.112061" calcext:value-type="float">
            <text:p>1452,112061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5.646" calcext:value-type="float">
            <text:p>15,646</text:p>
          </table:table-cell>
          <table:table-cell/>
          <table:table-cell office:value-type="float" office:value="183" calcext:value-type="float">
            <text:p>183</text:p>
          </table:table-cell>
          <table:table-cell office:value-type="float" office:value="151.332993" calcext:value-type="float">
            <text:p>151,332993</text:p>
          </table:table-cell>
          <table:table-cell/>
          <table:table-cell office:value-type="float" office:value="1489" calcext:value-type="float">
            <text:p>1489</text:p>
          </table:table-cell>
          <table:table-cell office:value-type="float" office:value="1460.390015" calcext:value-type="float">
            <text:p>1460,390015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5.509" calcext:value-type="float">
            <text:p>15,509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152.567993" calcext:value-type="float">
            <text:p>152,56799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1458.099976" calcext:value-type="float">
            <text:p>1458,099976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5.72" calcext:value-type="float">
            <text:p>15,72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float" office:value="153.197998" calcext:value-type="float">
            <text:p>153,197998</text:p>
          </table:table-cell>
          <table:table-cell/>
          <table:table-cell office:value-type="float" office:value="1720" calcext:value-type="float">
            <text:p>1720</text:p>
          </table:table-cell>
          <table:table-cell office:value-type="float" office:value="1451.427002" calcext:value-type="float">
            <text:p>1451,427002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.462" calcext:value-type="float">
            <text:p>15,462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150.436005" calcext:value-type="float">
            <text:p>150,436005</text:p>
          </table:table-cell>
          <table:table-cell/>
          <table:table-cell office:value-type="float" office:value="1483" calcext:value-type="float">
            <text:p>1483</text:p>
          </table:table-cell>
          <table:table-cell office:value-type="float" office:value="1450.399048" calcext:value-type="float">
            <text:p>1450,399048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5.465" calcext:value-type="float">
            <text:p>15,465</text:p>
          </table:table-cell>
          <table:table-cell/>
          <table:table-cell office:value-type="float" office:value="183" calcext:value-type="float">
            <text:p>183</text:p>
          </table:table-cell>
          <table:table-cell office:value-type="float" office:value="151.789993" calcext:value-type="float">
            <text:p>151,789993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1463.516968" calcext:value-type="float">
            <text:p>1463,516968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5.486" calcext:value-type="float">
            <text:p>15,486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154.824005" calcext:value-type="float">
            <text:p>154,824005</text:p>
          </table:table-cell>
          <table:table-cell/>
          <table:table-cell office:value-type="float" office:value="7193" calcext:value-type="float">
            <text:p>7193</text:p>
          </table:table-cell>
          <table:table-cell office:value-type="float" office:value="7160.920898" calcext:value-type="float">
            <text:p>7160,920898</text:p>
          </table:table-cell>
          <table:table-cell office:value-type="string" calcext:value-type="string">
            <text:p>← overflow</text:p>
          </table:table-cell>
          <table:table-cell table:style-name="ce1" office:value-type="percentage" office:value="2" calcext:value-type="percentage">
            <text:p>200,00%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5.497" calcext:value-type="float">
            <text:p>15,497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152.048996" calcext:value-type="float">
            <text:p>152,048996</text:p>
          </table:table-cell>
          <table:table-cell/>
          <table:table-cell office:value-type="float" office:value="7259" calcext:value-type="float">
            <text:p>7259</text:p>
          </table:table-cell>
          <table:table-cell office:value-type="float" office:value="7229.631836" calcext:value-type="float">
            <text:p>7229,631836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5.439" calcext:value-type="float">
            <text:p>15,439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152.326996" calcext:value-type="float">
            <text:p>152,326996</text:p>
          </table:table-cell>
          <table:table-cell/>
          <table:table-cell office:value-type="float" office:value="7255" calcext:value-type="float">
            <text:p>7255</text:p>
          </table:table-cell>
          <table:table-cell office:value-type="float" office:value="7225.655762" calcext:value-type="float">
            <text:p>7225,655762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5.461" calcext:value-type="float">
            <text:p>15,461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152.332993" calcext:value-type="float">
            <text:p>152,332993</text:p>
          </table:table-cell>
          <table:table-cell/>
          <table:table-cell office:value-type="float" office:value="7468" calcext:value-type="float">
            <text:p>7468</text:p>
          </table:table-cell>
          <table:table-cell office:value-type="float" office:value="7438.102051" calcext:value-type="float">
            <text:p>7438,102051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5.481" calcext:value-type="float">
            <text:p>15,481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152.498993" calcext:value-type="float">
            <text:p>152,498993</text:p>
          </table:table-cell>
          <table:table-cell/>
          <table:table-cell office:value-type="float" office:value="7272" calcext:value-type="float">
            <text:p>7272</text:p>
          </table:table-cell>
          <table:table-cell office:value-type="float" office:value="7242.233887" calcext:value-type="float">
            <text:p>7242,233887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5.484" calcext:value-type="float">
            <text:p>15,484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155.789993" calcext:value-type="float">
            <text:p>155,789993</text:p>
          </table:table-cell>
          <table:table-cell/>
          <table:table-cell office:value-type="float" office:value="7257" calcext:value-type="float">
            <text:p>7257</text:p>
          </table:table-cell>
          <table:table-cell office:value-type="float" office:value="7223.14502" calcext:value-type="float">
            <text:p>7223,14502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5.504" calcext:value-type="float">
            <text:p>15,504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152.255997" calcext:value-type="float">
            <text:p>152,255997</text:p>
          </table:table-cell>
          <table:table-cell/>
          <table:table-cell office:value-type="float" office:value="7251" calcext:value-type="float">
            <text:p>7251</text:p>
          </table:table-cell>
          <table:table-cell office:value-type="float" office:value="7221.710938" calcext:value-type="float">
            <text:p>7221,710938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5.484" calcext:value-type="float">
            <text:p>15,484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154.860001" calcext:value-type="float">
            <text:p>154,860001</text:p>
          </table:table-cell>
          <table:table-cell/>
          <table:table-cell office:value-type="float" office:value="7258" calcext:value-type="float">
            <text:p>7258</text:p>
          </table:table-cell>
          <table:table-cell office:value-type="float" office:value="7227.798828" calcext:value-type="float">
            <text:p>7227,798828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5.596" calcext:value-type="float">
            <text:p>15,596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153.776001" calcext:value-type="float">
            <text:p>153,776001</text:p>
          </table:table-cell>
          <table:table-cell/>
          <table:table-cell office:value-type="float" office:value="7461" calcext:value-type="float">
            <text:p>7461</text:p>
          </table:table-cell>
          <table:table-cell office:value-type="float" office:value="7429.684082" calcext:value-type="float">
            <text:p>7429,684082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5.58" calcext:value-type="float">
            <text:p>15,58</text:p>
          </table:table-cell>
          <table:table-cell/>
          <table:table-cell office:value-type="float" office:value="427" calcext:value-type="float">
            <text:p>427</text:p>
          </table:table-cell>
          <table:table-cell office:value-type="float" office:value="151.580002" calcext:value-type="float">
            <text:p>151,580002</text:p>
          </table:table-cell>
          <table:table-cell/>
          <table:table-cell office:value-type="float" office:value="7254" calcext:value-type="float">
            <text:p>7254</text:p>
          </table:table-cell>
          <table:table-cell office:value-type="float" office:value="7223.333984" calcext:value-type="float">
            <text:p>7223,333984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5.436" calcext:value-type="float">
            <text:p>15,436</text:p>
          </table:table-cell>
          <table:table-cell/>
          <table:table-cell office:value-type="float" office:value="583" calcext:value-type="float">
            <text:p>583</text:p>
          </table:table-cell>
          <table:table-cell office:value-type="float" office:value="309.434998" calcext:value-type="float">
            <text:p>309,434998</text:p>
          </table:table-cell>
          <table:table-cell/>
          <table:table-cell office:value-type="float" office:value="7256" calcext:value-type="float">
            <text:p>7256</text:p>
          </table:table-cell>
          <table:table-cell office:value-type="float" office:value="7225.876953" calcext:value-type="float">
            <text:p>7225,876953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5.462" calcext:value-type="float">
            <text:p>15,462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float" office:value="151.337006" calcext:value-type="float">
            <text:p>151,337006</text:p>
          </table:table-cell>
          <table:table-cell/>
          <table:table-cell office:value-type="float" office:value="7276" calcext:value-type="float">
            <text:p>7276</text:p>
          </table:table-cell>
          <table:table-cell office:value-type="float" office:value="7246.782227" calcext:value-type="float">
            <text:p>7246,782227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5.566" calcext:value-type="float">
            <text:p>15,566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153.218994" calcext:value-type="float">
            <text:p>153,218994</text:p>
          </table:table-cell>
          <table:table-cell/>
          <table:table-cell office:value-type="float" office:value="7246" calcext:value-type="float">
            <text:p>7246</text:p>
          </table:table-cell>
          <table:table-cell office:value-type="float" office:value="7214.757812" calcext:value-type="float">
            <text:p>7214,757812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5.752" calcext:value-type="float">
            <text:p>15,752</text:p>
          </table:table-cell>
          <table:table-cell/>
          <table:table-cell office:value-type="float" office:value="189" calcext:value-type="float">
            <text:p>189</text:p>
          </table:table-cell>
          <table:table-cell office:value-type="float" office:value="154.292999" calcext:value-type="float">
            <text:p>154,292999</text:p>
          </table:table-cell>
          <table:table-cell/>
          <table:table-cell office:value-type="float" office:value="7237" calcext:value-type="float">
            <text:p>7237</text:p>
          </table:table-cell>
          <table:table-cell office:value-type="float" office:value="7207.214844" calcext:value-type="float">
            <text:p>7207,214844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.509" calcext:value-type="float">
            <text:p>15,509</text:p>
          </table:table-cell>
          <table:table-cell/>
          <table:table-cell office:value-type="float" office:value="191" calcext:value-type="float">
            <text:p>191</text:p>
          </table:table-cell>
          <table:table-cell office:value-type="float" office:value="150.501999" calcext:value-type="float">
            <text:p>150,501999</text:p>
          </table:table-cell>
          <table:table-cell/>
          <table:table-cell office:value-type="float" office:value="7250" calcext:value-type="float">
            <text:p>7250</text:p>
          </table:table-cell>
          <table:table-cell office:value-type="float" office:value="7216.652832" calcext:value-type="float">
            <text:p>7216,652832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6.254" calcext:value-type="float">
            <text:p>16,254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float" office:value="150.671997" calcext:value-type="float">
            <text:p>150,671997</text:p>
          </table:table-cell>
          <table:table-cell/>
          <table:table-cell office:value-type="float" office:value="7241" calcext:value-type="float">
            <text:p>7241</text:p>
          </table:table-cell>
          <table:table-cell office:value-type="float" office:value="7210.916016" calcext:value-type="float">
            <text:p>7210,916016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5.587" calcext:value-type="float">
            <text:p>15,587</text:p>
          </table:table-cell>
          <table:table-cell/>
          <table:table-cell office:value-type="float" office:value="433" calcext:value-type="float">
            <text:p>433</text:p>
          </table:table-cell>
          <table:table-cell office:value-type="float" office:value="150.182999" calcext:value-type="float">
            <text:p>150,182999</text:p>
          </table:table-cell>
          <table:table-cell/>
          <table:table-cell office:value-type="float" office:value="7243" calcext:value-type="float">
            <text:p>7243</text:p>
          </table:table-cell>
          <table:table-cell office:value-type="float" office:value="7210.711914" calcext:value-type="float">
            <text:p>7210,711914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5.414" calcext:value-type="float">
            <text:p>15,414</text:p>
          </table:table-cell>
          <table:table-cell/>
          <table:table-cell office:value-type="float" office:value="242" calcext:value-type="float">
            <text:p>242</text:p>
          </table:table-cell>
          <table:table-cell office:value-type="float" office:value="153.225998" calcext:value-type="float">
            <text:p>153,225998</text:p>
          </table:table-cell>
          <table:table-cell/>
          <table:table-cell office:value-type="float" office:value="7254" calcext:value-type="float">
            <text:p>7254</text:p>
          </table:table-cell>
          <table:table-cell office:value-type="float" office:value="7223.295898" calcext:value-type="float">
            <text:p>7223,295898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.43" calcext:value-type="float">
            <text:p>15,43</text:p>
          </table:table-cell>
          <table:table-cell/>
          <table:table-cell office:value-type="float" office:value="202" calcext:value-type="float">
            <text:p>202</text:p>
          </table:table-cell>
          <table:table-cell office:value-type="float" office:value="150.985001" calcext:value-type="float">
            <text:p>150,985001</text:p>
          </table:table-cell>
          <table:table-cell/>
          <table:table-cell office:value-type="float" office:value="7244" calcext:value-type="float">
            <text:p>7244</text:p>
          </table:table-cell>
          <table:table-cell office:value-type="float" office:value="7213.450195" calcext:value-type="float">
            <text:p>7213,450195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5.607" calcext:value-type="float">
            <text:p>15,607</text:p>
          </table:table-cell>
          <table:table-cell/>
          <table:table-cell office:value-type="float" office:value="206" calcext:value-type="float">
            <text:p>206</text:p>
          </table:table-cell>
          <table:table-cell office:value-type="float" office:value="155.378006" calcext:value-type="float">
            <text:p>155,378006</text:p>
          </table:table-cell>
          <table:table-cell/>
          <table:table-cell office:value-type="float" office:value="7247" calcext:value-type="float">
            <text:p>7247</text:p>
          </table:table-cell>
          <table:table-cell office:value-type="float" office:value="7217.27002" calcext:value-type="float">
            <text:p>7217,27002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5.46" calcext:value-type="float">
            <text:p>15,46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151.095001" calcext:value-type="float">
            <text:p>151,095001</text:p>
          </table:table-cell>
          <table:table-cell/>
          <table:table-cell office:value-type="float" office:value="7241" calcext:value-type="float">
            <text:p>7241</text:p>
          </table:table-cell>
          <table:table-cell office:value-type="float" office:value="7212.067871" calcext:value-type="float">
            <text:p>7212,067871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5.588" calcext:value-type="float">
            <text:p>15,588</text:p>
          </table:table-cell>
          <table:table-cell/>
          <table:table-cell office:value-type="float" office:value="183" calcext:value-type="float">
            <text:p>183</text:p>
          </table:table-cell>
          <table:table-cell office:value-type="float" office:value="151.188995" calcext:value-type="float">
            <text:p>151,188995</text:p>
          </table:table-cell>
          <table:table-cell/>
          <table:table-cell office:value-type="float" office:value="7267" calcext:value-type="float">
            <text:p>7267</text:p>
          </table:table-cell>
          <table:table-cell office:value-type="float" office:value="7237.529785" calcext:value-type="float">
            <text:p>7237,529785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5.829" calcext:value-type="float">
            <text:p>15,829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153.307007" calcext:value-type="float">
            <text:p>153,307007</text:p>
          </table:table-cell>
          <table:table-cell/>
          <table:table-cell office:value-type="float" office:value="7247" calcext:value-type="float">
            <text:p>7247</text:p>
          </table:table-cell>
          <table:table-cell office:value-type="float" office:value="7217.048828" calcext:value-type="float">
            <text:p>7217,048828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.746" calcext:value-type="float">
            <text:p>15,746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152.123001" calcext:value-type="float">
            <text:p>152,123001</text:p>
          </table:table-cell>
          <table:table-cell/>
          <table:table-cell office:value-type="float" office:value="7249" calcext:value-type="float">
            <text:p>7249</text:p>
          </table:table-cell>
          <table:table-cell office:value-type="float" office:value="7218.541992" calcext:value-type="float">
            <text:p>7218,541992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5.572" calcext:value-type="float">
            <text:p>15,572</text:p>
          </table:table-cell>
          <table:table-cell/>
          <table:table-cell office:value-type="float" office:value="179" calcext:value-type="float">
            <text:p>179</text:p>
          </table:table-cell>
          <table:table-cell office:value-type="float" office:value="147.778" calcext:value-type="float">
            <text:p>147,778</text:p>
          </table:table-cell>
          <table:table-cell/>
          <table:table-cell office:value-type="float" office:value="7249" calcext:value-type="float">
            <text:p>7249</text:p>
          </table:table-cell>
          <table:table-cell office:value-type="float" office:value="7215.348145" calcext:value-type="float">
            <text:p>7215,348145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5.406" calcext:value-type="float">
            <text:p>15,406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152.25" calcext:value-type="float">
            <text:p>152,25</text:p>
          </table:table-cell>
          <table:table-cell/>
          <table:table-cell office:value-type="float" office:value="7245" calcext:value-type="float">
            <text:p>7245</text:p>
          </table:table-cell>
          <table:table-cell office:value-type="float" office:value="7215.291992" calcext:value-type="float">
            <text:p>7215,291992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7.077999" calcext:value-type="float">
            <text:p>17,077999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146.317993" calcext:value-type="float">
            <text:p>146,317993</text:p>
          </table:table-cell>
          <table:table-cell/>
          <table:table-cell office:value-type="float" office:value="7250" calcext:value-type="float">
            <text:p>7250</text:p>
          </table:table-cell>
          <table:table-cell office:value-type="float" office:value="7215.153809" calcext:value-type="float">
            <text:p>7215,153809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6.237" calcext:value-type="float">
            <text:p>16,237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146.944" calcext:value-type="float">
            <text:p>146,944</text:p>
          </table:table-cell>
          <table:table-cell/>
          <table:table-cell office:value-type="float" office:value="7245" calcext:value-type="float">
            <text:p>7245</text:p>
          </table:table-cell>
          <table:table-cell office:value-type="float" office:value="7213.265137" calcext:value-type="float">
            <text:p>7213,265137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6.027" calcext:value-type="float">
            <text:p>16,027</text:p>
          </table:table-cell>
          <table:table-cell/>
          <table:table-cell office:value-type="float" office:value="179" calcext:value-type="float">
            <text:p>179</text:p>
          </table:table-cell>
          <table:table-cell office:value-type="float" office:value="147.975006" calcext:value-type="float">
            <text:p>147,975006</text:p>
          </table:table-cell>
          <table:table-cell/>
          <table:table-cell office:value-type="float" office:value="7243" calcext:value-type="float">
            <text:p>7243</text:p>
          </table:table-cell>
          <table:table-cell office:value-type="float" office:value="7212.532227" calcext:value-type="float">
            <text:p>7212,532227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.819" calcext:value-type="float">
            <text:p>15,819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149.972" calcext:value-type="float">
            <text:p>149,972</text:p>
          </table:table-cell>
          <table:table-cell/>
          <table:table-cell office:value-type="float" office:value="7043" calcext:value-type="float">
            <text:p>7043</text:p>
          </table:table-cell>
          <table:table-cell office:value-type="float" office:value="7013.185059" calcext:value-type="float">
            <text:p>7013,185059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5.588" calcext:value-type="float">
            <text:p>15,588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46.701996" calcext:value-type="float">
            <text:p>146,701996</text:p>
          </table:table-cell>
          <table:table-cell/>
          <table:table-cell office:value-type="float" office:value="7461" calcext:value-type="float">
            <text:p>7461</text:p>
          </table:table-cell>
          <table:table-cell office:value-type="float" office:value="7431.591797" calcext:value-type="float">
            <text:p>7431,591797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.635" calcext:value-type="float">
            <text:p>15,635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146.307999" calcext:value-type="float">
            <text:p>146,307999</text:p>
          </table:table-cell>
          <table:table-cell/>
          <table:table-cell office:value-type="float" office:value="7246" calcext:value-type="float">
            <text:p>7246</text:p>
          </table:table-cell>
          <table:table-cell office:value-type="float" office:value="7216.530762" calcext:value-type="float">
            <text:p>7216,530762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.557" calcext:value-type="float">
            <text:p>15,557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146.117996" calcext:value-type="float">
            <text:p>146,117996</text:p>
          </table:table-cell>
          <table:table-cell/>
          <table:table-cell office:value-type="float" office:value="7266" calcext:value-type="float">
            <text:p>7266</text:p>
          </table:table-cell>
          <table:table-cell office:value-type="float" office:value="7229.441895" calcext:value-type="float">
            <text:p>7229,441895</text:p>
          </table:table-cell>
          <table:table-cell table:number-columns-repeated="5"/>
        </table:table-row>
      </table:table>
      <table:table table:name="G1-SMALL" table:style-name="ta1">
        <table:table-column table:style-name="co1" table:number-columns-repeated="13" table:default-cell-style-name="Default"/>
        <table:table-row table:style-name="ro1">
          <table:table-cell table:number-columns-repeated="13"/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table:number-columns-repeated="2"/>
          <table:table-cell office:value-type="float" office:value="1000000" calcext:value-type="float">
            <text:p>1000000</text:p>
          </table:table-cell>
          <table:table-cell table:number-columns-repeated="2"/>
          <table:table-cell office:value-type="float" office:value="10000000" calcext:value-type="float">
            <text:p>10000000</text:p>
          </table:table-cell>
          <table:table-cell table:number-columns-repeated="5"/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5.33" calcext:value-type="float">
            <text:p>15,33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194.710007" calcext:value-type="float">
            <text:p>194,710007</text:p>
          </table:table-cell>
          <table:table-cell/>
          <table:table-cell office:value-type="float" office:value="1629" calcext:value-type="float">
            <text:p>1629</text:p>
          </table:table-cell>
          <table:table-cell office:value-type="float" office:value="1458.949951" calcext:value-type="float">
            <text:p>1458,949951</text:p>
          </table:table-cell>
          <table:table-cell table:number-columns-repeated="3"/>
          <table:table-cell office:value-type="string" calcext:value-type="string">
            <text:p>Average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5.399" calcext:value-type="float">
            <text:p>15,399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145.328995" calcext:value-type="float">
            <text:p>145,3289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1463.738037" calcext:value-type="float">
            <text:p>1463,738037</text:p>
          </table:table-cell>
          <table:table-cell table:number-columns-repeated="2"/>
          <table:table-cell office:value-type="float" office:value="100000" calcext:value-type="float">
            <text:p>100000</text:p>
          </table:table-cell>
          <table:table-cell table:formula="of:=AVERAGE(['G1-SMALL'.B4:.B54])" office:value-type="float" office:value="15.4477254705882" calcext:value-type="float">
            <text:p>15,4477254706</text:p>
          </table:table-cell>
          <table:table-cell table:formula="of:=STDEV(['G1-SMALL'.B4:.B54])" office:value-type="float" office:value="0.245787859680445" calcext:value-type="float">
            <text:p>0,245787859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5.334" calcext:value-type="float">
            <text:p>15,334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145.819" calcext:value-type="float">
            <text:p>145,819</text:p>
          </table:table-cell>
          <table:table-cell/>
          <table:table-cell office:value-type="float" office:value="1479" calcext:value-type="float">
            <text:p>1479</text:p>
          </table:table-cell>
          <table:table-cell office:value-type="float" office:value="1447.44397" calcext:value-type="float">
            <text:p>1447,44397</text:p>
          </table:table-cell>
          <table:table-cell table:number-columns-repeated="2"/>
          <table:table-cell office:value-type="float" office:value="1000000" calcext:value-type="float">
            <text:p>1000000</text:p>
          </table:table-cell>
          <table:table-cell table:formula="of:=AVERAGE(['G1-SMALL'.E4:.E54])" office:value-type="float" office:value="150.782351901961" calcext:value-type="float">
            <text:p>150,782351902</text:p>
          </table:table-cell>
          <table:table-cell table:formula="of:=STDEV(['G1-SMALL'.E4:.E54])" office:value-type="float" office:value="6.89982842487717" calcext:value-type="float">
            <text:p>6,899828424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.368" calcext:value-type="float">
            <text:p>15,368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146.151001" calcext:value-type="float">
            <text:p>146,151001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1448.349976" calcext:value-type="float">
            <text:p>1448,349976</text:p>
          </table:table-cell>
          <table:table-cell table:number-columns-repeated="2"/>
          <table:table-cell office:value-type="float" office:value="10000000" calcext:value-type="float">
            <text:p>10000000</text:p>
          </table:table-cell>
          <table:table-cell table:formula="of:=AVERAGE(['G1-SMALL'.H4:.H54])" office:value-type="float" office:value="1456.74997845098" calcext:value-type="float">
            <text:p>1456,749978451</text:p>
          </table:table-cell>
          <table:table-cell table:formula="of:=STDEV(['G1-SMALL'.H4:.H54])" office:value-type="float" office:value="15.5847526475198" calcext:value-type="float">
            <text:p>15,584752647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5.718" calcext:value-type="float">
            <text:p>15,718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146.931" calcext:value-type="float">
            <text:p>146,931</text:p>
          </table:table-cell>
          <table:table-cell/>
          <table:table-cell office:value-type="float" office:value="1542" calcext:value-type="float">
            <text:p>1542</text:p>
          </table:table-cell>
          <table:table-cell office:value-type="float" office:value="1468.994995" calcext:value-type="float">
            <text:p>1468,994995</text:p>
          </table:table-cell>
          <table:table-cell table:number-columns-repeated="4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5.686" calcext:value-type="float">
            <text:p>15,686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45.781006" calcext:value-type="float">
            <text:p>145,781006</text:p>
          </table:table-cell>
          <table:table-cell/>
          <table:table-cell office:value-type="float" office:value="1483" calcext:value-type="float">
            <text:p>1483</text:p>
          </table:table-cell>
          <table:table-cell office:value-type="float" office:value="1446.271973" calcext:value-type="float">
            <text:p>1446,271973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5.443" calcext:value-type="float">
            <text:p>15,443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145.520004" calcext:value-type="float">
            <text:p>145,520004</text:p>
          </table:table-cell>
          <table:table-cell/>
          <table:table-cell office:value-type="float" office:value="1490" calcext:value-type="float">
            <text:p>1490</text:p>
          </table:table-cell>
          <table:table-cell office:value-type="float" office:value="1457.685059" calcext:value-type="float">
            <text:p>1457,685059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.354" calcext:value-type="float">
            <text:p>15,354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146.257996" calcext:value-type="float">
            <text:p>146,257996</text:p>
          </table:table-cell>
          <table:table-cell/>
          <table:table-cell office:value-type="float" office:value="1490" calcext:value-type="float">
            <text:p>1490</text:p>
          </table:table-cell>
          <table:table-cell office:value-type="float" office:value="1456.964966" calcext:value-type="float">
            <text:p>1456,964966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.765" calcext:value-type="float">
            <text:p>15,765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146.309006" calcext:value-type="float">
            <text:p>146,309006</text:p>
          </table:table-cell>
          <table:table-cell/>
          <table:table-cell office:value-type="float" office:value="1548" calcext:value-type="float">
            <text:p>1548</text:p>
          </table:table-cell>
          <table:table-cell office:value-type="float" office:value="1513.795044" calcext:value-type="float">
            <text:p>1513,795044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6.152" calcext:value-type="float">
            <text:p>16,152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145.341003" calcext:value-type="float">
            <text:p>145,34100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1493.728027" calcext:value-type="float">
            <text:p>1493,728027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.391" calcext:value-type="float">
            <text:p>15,391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146.416" calcext:value-type="float">
            <text:p>146,416</text:p>
          </table:table-cell>
          <table:table-cell/>
          <table:table-cell office:value-type="float" office:value="1542" calcext:value-type="float">
            <text:p>1542</text:p>
          </table:table-cell>
          <table:table-cell office:value-type="float" office:value="1511.167969" calcext:value-type="float">
            <text:p>1511,167969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5.359" calcext:value-type="float">
            <text:p>15,359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145.173004" calcext:value-type="float">
            <text:p>145,173004</text:p>
          </table:table-cell>
          <table:table-cell/>
          <table:table-cell office:value-type="float" office:value="1521" calcext:value-type="float">
            <text:p>1521</text:p>
          </table:table-cell>
          <table:table-cell office:value-type="float" office:value="1489.824951" calcext:value-type="float">
            <text:p>1489,824951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.328" calcext:value-type="float">
            <text:p>15,328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145.701996" calcext:value-type="float">
            <text:p>145,701996</text:p>
          </table:table-cell>
          <table:table-cell/>
          <table:table-cell office:value-type="float" office:value="1480" calcext:value-type="float">
            <text:p>1480</text:p>
          </table:table-cell>
          <table:table-cell office:value-type="float" office:value="1447.535034" calcext:value-type="float">
            <text:p>1447,535034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5.391" calcext:value-type="float">
            <text:p>15,391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145.266998" calcext:value-type="float">
            <text:p>145,266998</text:p>
          </table:table-cell>
          <table:table-cell/>
          <table:table-cell office:value-type="float" office:value="1485" calcext:value-type="float">
            <text:p>1485</text:p>
          </table:table-cell>
          <table:table-cell office:value-type="float" office:value="1452.508057" calcext:value-type="float">
            <text:p>1452,508057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5.467" calcext:value-type="float">
            <text:p>15,467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146.595001" calcext:value-type="float">
            <text:p>146,595001</text:p>
          </table:table-cell>
          <table:table-cell/>
          <table:table-cell office:value-type="float" office:value="1483" calcext:value-type="float">
            <text:p>1483</text:p>
          </table:table-cell>
          <table:table-cell office:value-type="float" office:value="1452.104004" calcext:value-type="float">
            <text:p>1452,104004</text:p>
          </table:table-cell>
          <table:table-cell table:number-columns-repeated="5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5.376" calcext:value-type="float">
            <text:p>15,376</text:p>
          </table:table-cell>
          <table:table-cell/>
          <table:table-cell office:value-type="float" office:value="183" calcext:value-type="float">
            <text:p>183</text:p>
          </table:table-cell>
          <table:table-cell office:value-type="float" office:value="151.171005" calcext:value-type="float">
            <text:p>151,171005</text:p>
          </table:table-cell>
          <table:table-cell/>
          <table:table-cell office:value-type="float" office:value="1478" calcext:value-type="float">
            <text:p>1478</text:p>
          </table:table-cell>
          <table:table-cell office:value-type="float" office:value="1447.093018" calcext:value-type="float">
            <text:p>1447,093018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6.726999" calcext:value-type="float">
            <text:p>16,726999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float" office:value="152.009995" calcext:value-type="float">
            <text:p>152,009995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1447.765015" calcext:value-type="float">
            <text:p>1447,765015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5.357" calcext:value-type="float">
            <text:p>15,357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151.25" calcext:value-type="float">
            <text:p>151,25</text:p>
          </table:table-cell>
          <table:table-cell/>
          <table:table-cell office:value-type="float" office:value="1482" calcext:value-type="float">
            <text:p>1482</text:p>
          </table:table-cell>
          <table:table-cell office:value-type="float" office:value="1449.894043" calcext:value-type="float">
            <text:p>1449,894043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5.366" calcext:value-type="float">
            <text:p>15,366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150.626999" calcext:value-type="float">
            <text:p>150,626999</text:p>
          </table:table-cell>
          <table:table-cell/>
          <table:table-cell office:value-type="float" office:value="1486" calcext:value-type="float">
            <text:p>1486</text:p>
          </table:table-cell>
          <table:table-cell office:value-type="float" office:value="1454.802002" calcext:value-type="float">
            <text:p>1454,802002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5.354" calcext:value-type="float">
            <text:p>15,354</text:p>
          </table:table-cell>
          <table:table-cell/>
          <table:table-cell office:value-type="float" office:value="183" calcext:value-type="float">
            <text:p>183</text:p>
          </table:table-cell>
          <table:table-cell office:value-type="float" office:value="151.815994" calcext:value-type="float">
            <text:p>151,815994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1456.796997" calcext:value-type="float">
            <text:p>1456,796997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5.783" calcext:value-type="float">
            <text:p>15,783</text:p>
          </table:table-cell>
          <table:table-cell/>
          <table:table-cell office:value-type="float" office:value="189" calcext:value-type="float">
            <text:p>189</text:p>
          </table:table-cell>
          <table:table-cell office:value-type="float" office:value="156.936996" calcext:value-type="float">
            <text:p>156,936996</text:p>
          </table:table-cell>
          <table:table-cell/>
          <table:table-cell office:value-type="float" office:value="1485" calcext:value-type="float">
            <text:p>1485</text:p>
          </table:table-cell>
          <table:table-cell office:value-type="float" office:value="1445.750977" calcext:value-type="float">
            <text:p>1445,750977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.402" calcext:value-type="float">
            <text:p>15,402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150.354004" calcext:value-type="float">
            <text:p>150,354004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1468.878052" calcext:value-type="float">
            <text:p>1468,878052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.397" calcext:value-type="float">
            <text:p>15,397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float" office:value="151.164001" calcext:value-type="float">
            <text:p>151,164001</text:p>
          </table:table-cell>
          <table:table-cell/>
          <table:table-cell office:value-type="float" office:value="1486" calcext:value-type="float">
            <text:p>1486</text:p>
          </table:table-cell>
          <table:table-cell office:value-type="float" office:value="1453.937012" calcext:value-type="float">
            <text:p>1453,937012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5.243" calcext:value-type="float">
            <text:p>15,243</text:p>
          </table:table-cell>
          <table:table-cell/>
          <table:table-cell office:value-type="float" office:value="197" calcext:value-type="float">
            <text:p>197</text:p>
          </table:table-cell>
          <table:table-cell office:value-type="float" office:value="150.552994" calcext:value-type="float">
            <text:p>150,552994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1451.906006" calcext:value-type="float">
            <text:p>1451,906006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5.32" calcext:value-type="float">
            <text:p>15,32</text:p>
          </table:table-cell>
          <table:table-cell/>
          <table:table-cell office:value-type="float" office:value="183" calcext:value-type="float">
            <text:p>183</text:p>
          </table:table-cell>
          <table:table-cell office:value-type="float" office:value="150.878998" calcext:value-type="float">
            <text:p>150,878998</text:p>
          </table:table-cell>
          <table:table-cell/>
          <table:table-cell office:value-type="float" office:value="1481" calcext:value-type="float">
            <text:p>1481</text:p>
          </table:table-cell>
          <table:table-cell office:value-type="float" office:value="1448.004028" calcext:value-type="float">
            <text:p>1448,004028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5.373" calcext:value-type="float">
            <text:p>15,373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155.75" calcext:value-type="float">
            <text:p>155,75</text:p>
          </table:table-cell>
          <table:table-cell/>
          <table:table-cell office:value-type="float" office:value="1483" calcext:value-type="float">
            <text:p>1483</text:p>
          </table:table-cell>
          <table:table-cell office:value-type="float" office:value="1449.718994" calcext:value-type="float">
            <text:p>1449,718994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5.431" calcext:value-type="float">
            <text:p>15,431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150.798996" calcext:value-type="float">
            <text:p>150,798996</text:p>
          </table:table-cell>
          <table:table-cell/>
          <table:table-cell office:value-type="float" office:value="1471" calcext:value-type="float">
            <text:p>1471</text:p>
          </table:table-cell>
          <table:table-cell office:value-type="float" office:value="1439.672974" calcext:value-type="float">
            <text:p>1439,672974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5.388" calcext:value-type="float">
            <text:p>15,388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150.731995" calcext:value-type="float">
            <text:p>150,731995</text:p>
          </table:table-cell>
          <table:table-cell/>
          <table:table-cell office:value-type="float" office:value="1479" calcext:value-type="float">
            <text:p>1479</text:p>
          </table:table-cell>
          <table:table-cell office:value-type="float" office:value="1447.069946" calcext:value-type="float">
            <text:p>1447,069946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5.368" calcext:value-type="float">
            <text:p>15,368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149.919998" calcext:value-type="float">
            <text:p>149,919998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1464.890991" calcext:value-type="float">
            <text:p>1464,890991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5.272" calcext:value-type="float">
            <text:p>15,272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150.139999" calcext:value-type="float">
            <text:p>150,139999</text:p>
          </table:table-cell>
          <table:table-cell/>
          <table:table-cell office:value-type="float" office:value="1507" calcext:value-type="float">
            <text:p>1507</text:p>
          </table:table-cell>
          <table:table-cell office:value-type="float" office:value="1457.202026" calcext:value-type="float">
            <text:p>1457,202026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5.53" calcext:value-type="float">
            <text:p>15,53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149.332001" calcext:value-type="float">
            <text:p>149,332001</text:p>
          </table:table-cell>
          <table:table-cell/>
          <table:table-cell office:value-type="float" office:value="1490" calcext:value-type="float">
            <text:p>1490</text:p>
          </table:table-cell>
          <table:table-cell office:value-type="float" office:value="1452.134033" calcext:value-type="float">
            <text:p>1452,134033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.314" calcext:value-type="float">
            <text:p>15,314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150.664001" calcext:value-type="float">
            <text:p>150,664001</text:p>
          </table:table-cell>
          <table:table-cell/>
          <table:table-cell office:value-type="float" office:value="1490" calcext:value-type="float">
            <text:p>1490</text:p>
          </table:table-cell>
          <table:table-cell office:value-type="float" office:value="1456.68103" calcext:value-type="float">
            <text:p>1456,68103</text:p>
          </table:table-cell>
          <table:table-cell table:number-columns-repeated="5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5.315" calcext:value-type="float">
            <text:p>15,315</text:p>
          </table:table-cell>
          <table:table-cell/>
          <table:table-cell office:value-type="float" office:value="183" calcext:value-type="float">
            <text:p>183</text:p>
          </table:table-cell>
          <table:table-cell office:value-type="float" office:value="151.671997" calcext:value-type="float">
            <text:p>151,671997</text:p>
          </table:table-cell>
          <table:table-cell/>
          <table:table-cell office:value-type="float" office:value="1509" calcext:value-type="float">
            <text:p>1509</text:p>
          </table:table-cell>
          <table:table-cell office:value-type="float" office:value="1477.729004" calcext:value-type="float">
            <text:p>1477,729004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5.303" calcext:value-type="float">
            <text:p>15,303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150.701996" calcext:value-type="float">
            <text:p>150,701996</text:p>
          </table:table-cell>
          <table:table-cell/>
          <table:table-cell office:value-type="float" office:value="1486" calcext:value-type="float">
            <text:p>1486</text:p>
          </table:table-cell>
          <table:table-cell office:value-type="float" office:value="1454.261963" calcext:value-type="float">
            <text:p>1454,261963</text:p>
          </table:table-cell>
          <table:table-cell table:number-columns-repeated="5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5.643" calcext:value-type="float">
            <text:p>15,643</text:p>
          </table:table-cell>
          <table:table-cell/>
          <table:table-cell office:value-type="float" office:value="183" calcext:value-type="float">
            <text:p>183</text:p>
          </table:table-cell>
          <table:table-cell office:value-type="float" office:value="151.102997" calcext:value-type="float">
            <text:p>151,1029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1456.44104" calcext:value-type="float">
            <text:p>1456,44104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5.317" calcext:value-type="float">
            <text:p>15,317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float" office:value="152.457001" calcext:value-type="float">
            <text:p>152,457001</text:p>
          </table:table-cell>
          <table:table-cell/>
          <table:table-cell office:value-type="float" office:value="1489" calcext:value-type="float">
            <text:p>1489</text:p>
          </table:table-cell>
          <table:table-cell office:value-type="float" office:value="1455.385986" calcext:value-type="float">
            <text:p>1455,385986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.315" calcext:value-type="float">
            <text:p>15,315</text:p>
          </table:table-cell>
          <table:table-cell/>
          <table:table-cell office:value-type="float" office:value="202" calcext:value-type="float">
            <text:p>202</text:p>
          </table:table-cell>
          <table:table-cell office:value-type="float" office:value="155.783997" calcext:value-type="float">
            <text:p>155,783997</text:p>
          </table:table-cell>
          <table:table-cell/>
          <table:table-cell office:value-type="float" office:value="1498" calcext:value-type="float">
            <text:p>1498</text:p>
          </table:table-cell>
          <table:table-cell office:value-type="float" office:value="1456.520996" calcext:value-type="float">
            <text:p>1456,520996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5.394" calcext:value-type="float">
            <text:p>15,394</text:p>
          </table:table-cell>
          <table:table-cell/>
          <table:table-cell office:value-type="float" office:value="267" calcext:value-type="float">
            <text:p>267</text:p>
          </table:table-cell>
          <table:table-cell office:value-type="float" office:value="150.804993" calcext:value-type="float">
            <text:p>150,804993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1441.171997" calcext:value-type="float">
            <text:p>1441,171997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5.414" calcext:value-type="float">
            <text:p>15,414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float" office:value="150.113998" calcext:value-type="float">
            <text:p>150,113998</text:p>
          </table:table-cell>
          <table:table-cell/>
          <table:table-cell office:value-type="float" office:value="1477" calcext:value-type="float">
            <text:p>1477</text:p>
          </table:table-cell>
          <table:table-cell office:value-type="float" office:value="1445.444946" calcext:value-type="float">
            <text:p>1445,444946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5.272" calcext:value-type="float">
            <text:p>15,272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150.977997" calcext:value-type="float">
            <text:p>150,977997</text:p>
          </table:table-cell>
          <table:table-cell/>
          <table:table-cell office:value-type="float" office:value="1497" calcext:value-type="float">
            <text:p>1497</text:p>
          </table:table-cell>
          <table:table-cell office:value-type="float" office:value="1451.688965" calcext:value-type="float">
            <text:p>1451,688965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5.307" calcext:value-type="float">
            <text:p>15,307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152.878998" calcext:value-type="float">
            <text:p>152,878998</text:p>
          </table:table-cell>
          <table:table-cell/>
          <table:table-cell office:value-type="float" office:value="1485" calcext:value-type="float">
            <text:p>1485</text:p>
          </table:table-cell>
          <table:table-cell office:value-type="float" office:value="1453.328979" calcext:value-type="float">
            <text:p>1453,328979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5.498" calcext:value-type="float">
            <text:p>15,498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150.052002" calcext:value-type="float">
            <text:p>150,052002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1467.777954" calcext:value-type="float">
            <text:p>1467,777954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.428" calcext:value-type="float">
            <text:p>15,428</text:p>
          </table:table-cell>
          <table:table-cell/>
          <table:table-cell office:value-type="float" office:value="183" calcext:value-type="float">
            <text:p>183</text:p>
          </table:table-cell>
          <table:table-cell office:value-type="float" office:value="151.617996" calcext:value-type="float">
            <text:p>151,617996</text:p>
          </table:table-cell>
          <table:table-cell/>
          <table:table-cell office:value-type="float" office:value="1481" calcext:value-type="float">
            <text:p>1481</text:p>
          </table:table-cell>
          <table:table-cell office:value-type="float" office:value="1449.936035" calcext:value-type="float">
            <text:p>1449,936035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5.325" calcext:value-type="float">
            <text:p>15,325</text:p>
          </table:table-cell>
          <table:table-cell/>
          <table:table-cell office:value-type="float" office:value="183" calcext:value-type="float">
            <text:p>183</text:p>
          </table:table-cell>
          <table:table-cell office:value-type="float" office:value="151.453995" calcext:value-type="float">
            <text:p>151,453995</text:p>
          </table:table-cell>
          <table:table-cell/>
          <table:table-cell office:value-type="float" office:value="1481" calcext:value-type="float">
            <text:p>1481</text:p>
          </table:table-cell>
          <table:table-cell office:value-type="float" office:value="1449.822021" calcext:value-type="float">
            <text:p>1449,822021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.31" calcext:value-type="float">
            <text:p>15,31</text:p>
          </table:table-cell>
          <table:table-cell/>
          <table:table-cell office:value-type="float" office:value="308" calcext:value-type="float">
            <text:p>308</text:p>
          </table:table-cell>
          <table:table-cell office:value-type="float" office:value="150.848999" calcext:value-type="float">
            <text:p>150,848999</text:p>
          </table:table-cell>
          <table:table-cell/>
          <table:table-cell office:value-type="float" office:value="1485" calcext:value-type="float">
            <text:p>1485</text:p>
          </table:table-cell>
          <table:table-cell office:value-type="float" office:value="1452.083984" calcext:value-type="float">
            <text:p>1452,083984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5.292" calcext:value-type="float">
            <text:p>15,292</text:p>
          </table:table-cell>
          <table:table-cell/>
          <table:table-cell office:value-type="float" office:value="261" calcext:value-type="float">
            <text:p>261</text:p>
          </table:table-cell>
          <table:table-cell office:value-type="float" office:value="151.231995" calcext:value-type="float">
            <text:p>151,231995</text:p>
          </table:table-cell>
          <table:table-cell/>
          <table:table-cell office:value-type="float" office:value="1482" calcext:value-type="float">
            <text:p>1482</text:p>
          </table:table-cell>
          <table:table-cell office:value-type="float" office:value="1450.376953" calcext:value-type="float">
            <text:p>1450,376953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5.431" calcext:value-type="float">
            <text:p>15,431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52.740997" calcext:value-type="float">
            <text:p>152,740997</text:p>
          </table:table-cell>
          <table:table-cell/>
          <table:table-cell office:value-type="float" office:value="1518" calcext:value-type="float">
            <text:p>1518</text:p>
          </table:table-cell>
          <table:table-cell office:value-type="float" office:value="1443.444946" calcext:value-type="float">
            <text:p>1443,444946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5.538" calcext:value-type="float">
            <text:p>15,538</text:p>
          </table:table-cell>
          <table:table-cell/>
          <table:table-cell office:value-type="float" office:value="246" calcext:value-type="float">
            <text:p>246</text:p>
          </table:table-cell>
          <table:table-cell office:value-type="float" office:value="149.438995" calcext:value-type="float">
            <text:p>149,438995</text:p>
          </table:table-cell>
          <table:table-cell/>
          <table:table-cell office:value-type="float" office:value="1523" calcext:value-type="float">
            <text:p>1523</text:p>
          </table:table-cell>
          <table:table-cell office:value-type="float" office:value="1447.115967" calcext:value-type="float">
            <text:p>1447,115967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5.394" calcext:value-type="float">
            <text:p>15,394</text:p>
          </table:table-cell>
          <table:table-cell/>
          <table:table-cell office:value-type="float" office:value="245" calcext:value-type="float">
            <text:p>245</text:p>
          </table:table-cell>
          <table:table-cell office:value-type="float" office:value="152.261993" calcext:value-type="float">
            <text:p>152,261993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1450.406006" calcext:value-type="float">
            <text:p>1450,406006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5.612" calcext:value-type="float">
            <text:p>15,612</text:p>
          </table:table-cell>
          <table:table-cell/>
          <table:table-cell office:value-type="float" office:value="254" calcext:value-type="float">
            <text:p>254</text:p>
          </table:table-cell>
          <table:table-cell office:value-type="float" office:value="150.891006" calcext:value-type="float">
            <text:p>150,891006</text:p>
          </table:table-cell>
          <table:table-cell/>
          <table:table-cell office:value-type="float" office:value="1473" calcext:value-type="float">
            <text:p>1473</text:p>
          </table:table-cell>
          <table:table-cell office:value-type="float" office:value="1441.240967" calcext:value-type="float">
            <text:p>1441,240967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5.24" calcext:value-type="float">
            <text:p>15,24</text:p>
          </table:table-cell>
          <table:table-cell/>
          <table:table-cell office:value-type="float" office:value="222" calcext:value-type="float">
            <text:p>222</text:p>
          </table:table-cell>
          <table:table-cell office:value-type="float" office:value="151.468002" calcext:value-type="float">
            <text:p>151,468002</text:p>
          </table:table-cell>
          <table:table-cell/>
          <table:table-cell office:value-type="float" office:value="1504" calcext:value-type="float">
            <text:p>1504</text:p>
          </table:table-cell>
          <table:table-cell office:value-type="float" office:value="1448.811035" calcext:value-type="float">
            <text:p>1448,811035</text:p>
          </table:table-cell>
          <table:table-cell table:number-columns-repeated="5"/>
        </table:table-row>
      </table:table>
      <table:table table:name="FISSION" table:style-name="ta1">
        <table:table-column table:style-name="co1" table:number-columns-repeated="13" table:default-cell-style-name="Default"/>
        <table:table-row table:style-name="ro1">
          <table:table-cell table:number-columns-repeated="13"/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table:number-columns-repeated="2"/>
          <table:table-cell office:value-type="float" office:value="1000000" calcext:value-type="float">
            <text:p>1000000</text:p>
          </table:table-cell>
          <table:table-cell table:number-columns-repeated="2"/>
          <table:table-cell office:value-type="float" office:value="10000000" calcext:value-type="float">
            <text:p>10000000</text:p>
          </table:table-cell>
          <table:table-cell table:number-columns-repeated="5"/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233" calcext:value-type="float">
            <text:p>233</text:p>
          </table:table-cell>
          <table:table-cell office:value-type="float" office:value="165" calcext:value-type="float">
            <text:p>165</text:p>
          </table:table-cell>
          <table:table-cell/>
          <table:table-cell office:value-type="float" office:value="1762" calcext:value-type="float">
            <text:p>1762</text:p>
          </table:table-cell>
          <table:table-cell office:value-type="float" office:value="1919" calcext:value-type="float">
            <text:p>1919</text:p>
          </table:table-cell>
          <table:table-cell table:number-columns-repeated="3"/>
          <table:table-cell office:value-type="string" calcext:value-type="string">
            <text:p>Average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201" calcext:value-type="float">
            <text:p>201</text:p>
          </table:table-cell>
          <table:table-cell office:value-type="float" office:value="169" calcext:value-type="float">
            <text:p>169</text:p>
          </table:table-cell>
          <table:table-cell/>
          <table:table-cell office:value-type="float" office:value="1791" calcext:value-type="float">
            <text:p>1791</text:p>
          </table:table-cell>
          <table:table-cell office:value-type="float" office:value="1876" calcext:value-type="float">
            <text:p>1876</text:p>
          </table:table-cell>
          <table:table-cell table:number-columns-repeated="2"/>
          <table:table-cell office:value-type="float" office:value="100000" calcext:value-type="float">
            <text:p>100000</text:p>
          </table:table-cell>
          <table:table-cell table:formula="of:=AVERAGE([FISSION.B9:.B54])" office:value-type="float" office:value="20.5869565217391" calcext:value-type="float">
            <text:p>20,5869565217</text:p>
          </table:table-cell>
          <table:table-cell table:formula="of:=STDEV([FISSION.B9:.B54])" office:value-type="float" office:value="6.59486698360179" calcext:value-type="float">
            <text:p>6,594866983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204" calcext:value-type="float">
            <text:p>204</text:p>
          </table:table-cell>
          <table:table-cell office:value-type="float" office:value="169" calcext:value-type="float">
            <text:p>169</text:p>
          </table:table-cell>
          <table:table-cell/>
          <table:table-cell office:value-type="float" office:value="1955" calcext:value-type="float">
            <text:p>1955</text:p>
          </table:table-cell>
          <table:table-cell office:value-type="float" office:value="1842" calcext:value-type="float">
            <text:p>1842</text:p>
          </table:table-cell>
          <table:table-cell table:number-columns-repeated="2"/>
          <table:table-cell office:value-type="float" office:value="1000000" calcext:value-type="float">
            <text:p>1000000</text:p>
          </table:table-cell>
          <table:table-cell table:formula="of:=AVERAGE([FISSION.E4:.E54])" office:value-type="float" office:value="170.450980392157" calcext:value-type="float">
            <text:p>170,4509803922</text:p>
          </table:table-cell>
          <table:table-cell table:formula="of:=STDEV([FISSION.E4:.E54])" office:value-type="float" office:value="7.39814497151873" calcext:value-type="float">
            <text:p>7,398144971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757" calcext:value-type="float">
            <text:p>1757</text:p>
          </table:table-cell>
          <table:table-cell office:value-type="float" office:value="1830" calcext:value-type="float">
            <text:p>1830</text:p>
          </table:table-cell>
          <table:table-cell table:number-columns-repeated="2"/>
          <table:table-cell office:value-type="float" office:value="10000000" calcext:value-type="float">
            <text:p>10000000</text:p>
          </table:table-cell>
          <table:table-cell table:formula="of:=AVERAGE([FISSION.H6:.H54])" office:value-type="float" office:value="1729.77551020408" calcext:value-type="float">
            <text:p>1729,7755102041</text:p>
          </table:table-cell>
          <table:table-cell table:formula="of:=STDEV([FISSION.H6:.H54])" office:value-type="float" office:value="44.2074962092227" calcext:value-type="float">
            <text:p>44,207496209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733" calcext:value-type="float">
            <text:p>1733</text:p>
          </table:table-cell>
          <table:table-cell office:value-type="float" office:value="1821" calcext:value-type="float">
            <text:p>1821</text:p>
          </table:table-cell>
          <table:table-cell table:number-columns-repeated="4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725" calcext:value-type="float">
            <text:p>1725</text:p>
          </table:table-cell>
          <table:table-cell office:value-type="float" office:value="1806" calcext:value-type="float">
            <text:p>1806</text:p>
          </table:table-cell>
          <table:table-cell table:number-columns-repeated="5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722" calcext:value-type="float">
            <text:p>1722</text:p>
          </table:table-cell>
          <table:table-cell office:value-type="float" office:value="1802" calcext:value-type="float">
            <text:p>1802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774" calcext:value-type="float">
            <text:p>1774</text:p>
          </table:table-cell>
          <table:table-cell office:value-type="float" office:value="1796" calcext:value-type="float">
            <text:p>1796</text:p>
          </table:table-cell>
          <table:table-cell table:number-columns-repeated="5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201" calcext:value-type="float">
            <text:p>201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744" calcext:value-type="float">
            <text:p>1744</text:p>
          </table:table-cell>
          <table:table-cell office:value-type="float" office:value="1795" calcext:value-type="float">
            <text:p>1795</text:p>
          </table:table-cell>
          <table:table-cell table:number-columns-repeated="5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221" calcext:value-type="float">
            <text:p>221</text:p>
          </table:table-cell>
          <table:table-cell office:value-type="float" office:value="186" calcext:value-type="float">
            <text:p>186</text:p>
          </table:table-cell>
          <table:table-cell/>
          <table:table-cell office:value-type="float" office:value="1826" calcext:value-type="float">
            <text:p>1826</text:p>
          </table:table-cell>
          <table:table-cell office:value-type="float" office:value="1795" calcext:value-type="float">
            <text:p>1795</text:p>
          </table:table-cell>
          <table:table-cell table:number-columns-repeated="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205" calcext:value-type="float">
            <text:p>205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824" calcext:value-type="float">
            <text:p>1824</text:p>
          </table:table-cell>
          <table:table-cell office:value-type="float" office:value="1784" calcext:value-type="float">
            <text:p>1784</text:p>
          </table:table-cell>
          <table:table-cell table:number-columns-repeated="5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01" calcext:value-type="float">
            <text:p>201</text:p>
          </table:table-cell>
          <table:table-cell office:value-type="float" office:value="165" calcext:value-type="float">
            <text:p>165</text:p>
          </table:table-cell>
          <table:table-cell/>
          <table:table-cell office:value-type="float" office:value="1785" calcext:value-type="float">
            <text:p>1785</text:p>
          </table:table-cell>
          <table:table-cell office:value-type="float" office:value="1780" calcext:value-type="float">
            <text:p>1780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197" calcext:value-type="float">
            <text:p>197</text:p>
          </table:table-cell>
          <table:table-cell office:value-type="float" office:value="165" calcext:value-type="float">
            <text:p>165</text:p>
          </table:table-cell>
          <table:table-cell/>
          <table:table-cell office:value-type="float" office:value="1720" calcext:value-type="float">
            <text:p>1720</text:p>
          </table:table-cell>
          <table:table-cell office:value-type="float" office:value="1761" calcext:value-type="float">
            <text:p>1761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06" calcext:value-type="float">
            <text:p>206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742" calcext:value-type="float">
            <text:p>1742</text:p>
          </table:table-cell>
          <table:table-cell office:value-type="float" office:value="1754" calcext:value-type="float">
            <text:p>1754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207" calcext:value-type="float">
            <text:p>207</text:p>
          </table:table-cell>
          <table:table-cell office:value-type="float" office:value="174" calcext:value-type="float">
            <text:p>174</text:p>
          </table:table-cell>
          <table:table-cell/>
          <table:table-cell office:value-type="float" office:value="1750" calcext:value-type="float">
            <text:p>1750</text:p>
          </table:table-cell>
          <table:table-cell office:value-type="float" office:value="1753" calcext:value-type="float">
            <text:p>1753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204" calcext:value-type="float">
            <text:p>204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778" calcext:value-type="float">
            <text:p>1778</text:p>
          </table:table-cell>
          <table:table-cell office:value-type="float" office:value="1743" calcext:value-type="float">
            <text:p>1743</text:p>
          </table:table-cell>
          <table:table-cell table:number-columns-repeated="5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float" office:value="165" calcext:value-type="float">
            <text:p>165</text:p>
          </table:table-cell>
          <table:table-cell/>
          <table:table-cell office:value-type="float" office:value="1756" calcext:value-type="float">
            <text:p>1756</text:p>
          </table:table-cell>
          <table:table-cell office:value-type="float" office:value="1738" calcext:value-type="float">
            <text:p>1738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165" calcext:value-type="float">
            <text:p>165</text:p>
          </table:table-cell>
          <table:table-cell/>
          <table:table-cell office:value-type="float" office:value="1745" calcext:value-type="float">
            <text:p>1745</text:p>
          </table:table-cell>
          <table:table-cell office:value-type="float" office:value="1738" calcext:value-type="float">
            <text:p>1738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02" calcext:value-type="float">
            <text:p>202</text:p>
          </table:table-cell>
          <table:table-cell office:value-type="float" office:value="169" calcext:value-type="float">
            <text:p>169</text:p>
          </table:table-cell>
          <table:table-cell/>
          <table:table-cell office:value-type="float" office:value="1754" calcext:value-type="float">
            <text:p>1754</text:p>
          </table:table-cell>
          <table:table-cell office:value-type="float" office:value="1732" calcext:value-type="float">
            <text:p>1732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14" calcext:value-type="float">
            <text:p>214</text:p>
          </table:table-cell>
          <table:table-cell office:value-type="float" office:value="177" calcext:value-type="float">
            <text:p>177</text:p>
          </table:table-cell>
          <table:table-cell/>
          <table:table-cell office:value-type="float" office:value="1755" calcext:value-type="float">
            <text:p>1755</text:p>
          </table:table-cell>
          <table:table-cell office:value-type="float" office:value="1732" calcext:value-type="float">
            <text:p>1732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06" calcext:value-type="float">
            <text:p>206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820" calcext:value-type="float">
            <text:p>1820</text:p>
          </table:table-cell>
          <table:table-cell office:value-type="float" office:value="1732" calcext:value-type="float">
            <text:p>1732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01" calcext:value-type="float">
            <text:p>201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877" calcext:value-type="float">
            <text:p>1877</text:p>
          </table:table-cell>
          <table:table-cell office:value-type="float" office:value="1728" calcext:value-type="float">
            <text:p>1728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01" calcext:value-type="float">
            <text:p>201</text:p>
          </table:table-cell>
          <table:table-cell office:value-type="float" office:value="169" calcext:value-type="float">
            <text:p>169</text:p>
          </table:table-cell>
          <table:table-cell/>
          <table:table-cell office:value-type="float" office:value="1831" calcext:value-type="float">
            <text:p>1831</text:p>
          </table:table-cell>
          <table:table-cell office:value-type="float" office:value="1721" calcext:value-type="float">
            <text:p>1721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07" calcext:value-type="float">
            <text:p>207</text:p>
          </table:table-cell>
          <table:table-cell office:value-type="float" office:value="167" calcext:value-type="float">
            <text:p>167</text:p>
          </table:table-cell>
          <table:table-cell/>
          <table:table-cell office:value-type="float" office:value="1815" calcext:value-type="float">
            <text:p>1815</text:p>
          </table:table-cell>
          <table:table-cell office:value-type="float" office:value="1721" calcext:value-type="float">
            <text:p>1721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07" calcext:value-type="float">
            <text:p>207</text:p>
          </table:table-cell>
          <table:table-cell office:value-type="float" office:value="174" calcext:value-type="float">
            <text:p>174</text:p>
          </table:table-cell>
          <table:table-cell/>
          <table:table-cell office:value-type="float" office:value="1838" calcext:value-type="float">
            <text:p>1838</text:p>
          </table:table-cell>
          <table:table-cell office:value-type="float" office:value="1721" calcext:value-type="float">
            <text:p>1721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174" calcext:value-type="float">
            <text:p>174</text:p>
          </table:table-cell>
          <table:table-cell/>
          <table:table-cell office:value-type="float" office:value="1797" calcext:value-type="float">
            <text:p>1797</text:p>
          </table:table-cell>
          <table:table-cell office:value-type="float" office:value="1720" calcext:value-type="float">
            <text:p>1720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167" calcext:value-type="float">
            <text:p>167</text:p>
          </table:table-cell>
          <table:table-cell/>
          <table:table-cell office:value-type="float" office:value="1831" calcext:value-type="float">
            <text:p>1831</text:p>
          </table:table-cell>
          <table:table-cell office:value-type="float" office:value="1719" calcext:value-type="float">
            <text:p>1719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01" calcext:value-type="float">
            <text:p>201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726" calcext:value-type="float">
            <text:p>1726</text:p>
          </table:table-cell>
          <table:table-cell office:value-type="float" office:value="1719" calcext:value-type="float">
            <text:p>1719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764" calcext:value-type="float">
            <text:p>1764</text:p>
          </table:table-cell>
          <table:table-cell office:value-type="float" office:value="1712" calcext:value-type="float">
            <text:p>1712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float" office:value="171" calcext:value-type="float">
            <text:p>171</text:p>
          </table:table-cell>
          <table:table-cell/>
          <table:table-cell office:value-type="float" office:value="1768" calcext:value-type="float">
            <text:p>1768</text:p>
          </table:table-cell>
          <table:table-cell office:value-type="float" office:value="1711" calcext:value-type="float">
            <text:p>1711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04" calcext:value-type="float">
            <text:p>204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814" calcext:value-type="float">
            <text:p>1814</text:p>
          </table:table-cell>
          <table:table-cell office:value-type="float" office:value="1709" calcext:value-type="float">
            <text:p>1709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05" calcext:value-type="float">
            <text:p>205</text:p>
          </table:table-cell>
          <table:table-cell office:value-type="float" office:value="171" calcext:value-type="float">
            <text:p>171</text:p>
          </table:table-cell>
          <table:table-cell/>
          <table:table-cell office:value-type="float" office:value="1767" calcext:value-type="float">
            <text:p>1767</text:p>
          </table:table-cell>
          <table:table-cell office:value-type="float" office:value="1703" calcext:value-type="float">
            <text:p>1703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767" calcext:value-type="float">
            <text:p>1767</text:p>
          </table:table-cell>
          <table:table-cell office:value-type="float" office:value="1702" calcext:value-type="float">
            <text:p>1702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67" calcext:value-type="float">
            <text:p>167</text:p>
          </table:table-cell>
          <table:table-cell/>
          <table:table-cell office:value-type="float" office:value="1723" calcext:value-type="float">
            <text:p>1723</text:p>
          </table:table-cell>
          <table:table-cell office:value-type="float" office:value="1701" calcext:value-type="float">
            <text:p>1701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float" office:value="169" calcext:value-type="float">
            <text:p>169</text:p>
          </table:table-cell>
          <table:table-cell/>
          <table:table-cell office:value-type="float" office:value="1734" calcext:value-type="float">
            <text:p>1734</text:p>
          </table:table-cell>
          <table:table-cell office:value-type="float" office:value="1701" calcext:value-type="float">
            <text:p>1701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float" office:value="178" calcext:value-type="float">
            <text:p>178</text:p>
          </table:table-cell>
          <table:table-cell/>
          <table:table-cell office:value-type="float" office:value="1920" calcext:value-type="float">
            <text:p>1920</text:p>
          </table:table-cell>
          <table:table-cell office:value-type="float" office:value="1697" calcext:value-type="float">
            <text:p>1697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26" calcext:value-type="float">
            <text:p>226</text:p>
          </table:table-cell>
          <table:table-cell office:value-type="float" office:value="193" calcext:value-type="float">
            <text:p>193</text:p>
          </table:table-cell>
          <table:table-cell/>
          <table:table-cell office:value-type="float" office:value="1865" calcext:value-type="float">
            <text:p>1865</text:p>
          </table:table-cell>
          <table:table-cell office:value-type="float" office:value="1697" calcext:value-type="float">
            <text:p>1697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02" calcext:value-type="float">
            <text:p>202</text:p>
          </table:table-cell>
          <table:table-cell office:value-type="float" office:value="169" calcext:value-type="float">
            <text:p>169</text:p>
          </table:table-cell>
          <table:table-cell/>
          <table:table-cell office:value-type="float" office:value="1856" calcext:value-type="float">
            <text:p>1856</text:p>
          </table:table-cell>
          <table:table-cell office:value-type="float" office:value="1696" calcext:value-type="float">
            <text:p>1696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843" calcext:value-type="float">
            <text:p>1843</text:p>
          </table:table-cell>
          <table:table-cell office:value-type="float" office:value="1696" calcext:value-type="float">
            <text:p>1696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07" calcext:value-type="float">
            <text:p>207</text:p>
          </table:table-cell>
          <table:table-cell office:value-type="float" office:value="171" calcext:value-type="float">
            <text:p>171</text:p>
          </table:table-cell>
          <table:table-cell/>
          <table:table-cell office:value-type="float" office:value="1735" calcext:value-type="float">
            <text:p>1735</text:p>
          </table:table-cell>
          <table:table-cell office:value-type="float" office:value="1695" calcext:value-type="float">
            <text:p>1695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04" calcext:value-type="float">
            <text:p>204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756" calcext:value-type="float">
            <text:p>1756</text:p>
          </table:table-cell>
          <table:table-cell office:value-type="float" office:value="1695" calcext:value-type="float">
            <text:p>1695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01" calcext:value-type="float">
            <text:p>201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767" calcext:value-type="float">
            <text:p>1767</text:p>
          </table:table-cell>
          <table:table-cell office:value-type="float" office:value="1693" calcext:value-type="float">
            <text:p>1693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736" calcext:value-type="float">
            <text:p>1736</text:p>
          </table:table-cell>
          <table:table-cell office:value-type="float" office:value="1690" calcext:value-type="float">
            <text:p>1690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774" calcext:value-type="float">
            <text:p>1774</text:p>
          </table:table-cell>
          <table:table-cell office:value-type="float" office:value="1690" calcext:value-type="float">
            <text:p>1690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758" calcext:value-type="float">
            <text:p>1758</text:p>
          </table:table-cell>
          <table:table-cell office:value-type="float" office:value="1690" calcext:value-type="float">
            <text:p>1690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817" calcext:value-type="float">
            <text:p>1817</text:p>
          </table:table-cell>
          <table:table-cell office:value-type="float" office:value="1688" calcext:value-type="float">
            <text:p>1688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788" calcext:value-type="float">
            <text:p>1788</text:p>
          </table:table-cell>
          <table:table-cell office:value-type="float" office:value="1687" calcext:value-type="float">
            <text:p>1687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1686" calcext:value-type="float">
            <text:p>1686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09" calcext:value-type="float">
            <text:p>209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851" calcext:value-type="float">
            <text:p>1851</text:p>
          </table:table-cell>
          <table:table-cell office:value-type="float" office:value="1685" calcext:value-type="float">
            <text:p>1685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06" calcext:value-type="float">
            <text:p>206</text:p>
          </table:table-cell>
          <table:table-cell office:value-type="float" office:value="167" calcext:value-type="float">
            <text:p>167</text:p>
          </table:table-cell>
          <table:table-cell/>
          <table:table-cell office:value-type="float" office:value="1732" calcext:value-type="float">
            <text:p>1732</text:p>
          </table:table-cell>
          <table:table-cell office:value-type="float" office:value="1677" calcext:value-type="float">
            <text:p>1677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01" calcext:value-type="float">
            <text:p>201</text:p>
          </table:table-cell>
          <table:table-cell office:value-type="float" office:value="169" calcext:value-type="float">
            <text:p>169</text:p>
          </table:table-cell>
          <table:table-cell/>
          <table:table-cell office:value-type="float" office:value="1713" calcext:value-type="float">
            <text:p>1713</text:p>
          </table:table-cell>
          <table:table-cell office:value-type="float" office:value="1675" calcext:value-type="float">
            <text:p>1675</text:p>
          </table:table-cell>
          <table:table-cell table:number-columns-repeated="5"/>
        </table:table-row>
      </table:table>
      <table:table table:name="GO-RESULT" table:style-name="ta1">
        <table:shapes>
          <draw:frame draw:z-index="0" draw:style-name="gr1" draw:text-style-name="P1" svg:width="111.88mm" svg:height="59.83mm" svg:x="194.57mm" svg:y="88.44mm">
            <loext:p draw:notify-on-update-of-ranges="'GO-RESULT'.D18:'GO-RESULT'.F18 'GO-RESULT'.C19:'GO-RESULT'.C19 'GO-RESULT'.D19:'GO-RESULT'.F19 'GO-RESULT'.C20:'GO-RESULT'.C20 'GO-RESULT'.D20:'GO-RESULT'.F20 'GO-RESULT'.C21:'GO-RESULT'.C21 'GO-RESULT'.D21:'GO-RESULT'.F21 'GO-RESULT'.C22:'GO-RESULT'.C22 'GO-RESULT'.D22:'GO-RESULT'.F2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 table:number-rows-repeated="17">
          <table:table-cell table:number-columns-repeated="6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float" office:value="0.7" calcext:value-type="float">
            <text:p>0,7</text:p>
          </table:table-cell>
          <table:table-cell office:value-type="string" calcext:value-type="string">
            <text:p>f1-micro</text:p>
          </table:table-cell>
          <table:table-cell office:value-type="float" office:value="15.6479" calcext:value-type="float">
            <text:p>15,6479</text:p>
          </table:table-cell>
          <table:table-cell office:value-type="float" office:value="154.38094" calcext:value-type="float">
            <text:p>154,38094</text:p>
          </table:table-cell>
          <table:table-cell office:value-type="float" office:value="1459.4144" calcext:value-type="float">
            <text:p>1459,4144</text:p>
          </table:table-cell>
        </table:table-row>
        <table:table-row table:style-name="ro1">
          <table:table-cell/>
          <table:table-cell office:value-type="float" office:value="1.7" calcext:value-type="float">
            <text:p>1,7</text:p>
          </table:table-cell>
          <table:table-cell office:value-type="string" calcext:value-type="string">
            <text:p>g1-small</text:p>
          </table:table-cell>
          <table:table-cell office:value-type="float" office:value="15.4477" calcext:value-type="float">
            <text:p>15,4477</text:p>
          </table:table-cell>
          <table:table-cell office:value-type="float" office:value="150.7823" calcext:value-type="float">
            <text:p>150,7823</text:p>
          </table:table-cell>
          <table:table-cell office:value-type="float" office:value="1456.7499" calcext:value-type="float">
            <text:p>1456,7499</text:p>
          </table:table-cell>
        </table:table-row>
        <table:table-row table:style-name="ro1">
          <table:table-cell/>
          <table:table-cell office:value-type="float" office:value="1.024" calcext:value-type="float">
            <text:p>1,024</text:p>
          </table:table-cell>
          <table:table-cell office:value-type="string" calcext:value-type="string">
            <text:p>cloudfunction</text:p>
          </table:table-cell>
          <table:table-cell office:value-type="float" office:value="17" calcext:value-type="float">
            <text:p>17</text:p>
          </table:table-cell>
          <table:table-cell office:value-type="float" office:value="220.96" calcext:value-type="float">
            <text:p>220,96</text:p>
          </table:table-cell>
          <table:table-cell office:value-type="float" office:value="2349.54" calcext:value-type="float">
            <text:p>2349,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ssion</text:p>
          </table:table-cell>
          <table:table-cell office:value-type="float" office:value="25.61" calcext:value-type="float">
            <text:p>25,61</text:p>
          </table:table-cell>
          <table:table-cell office:value-type="float" office:value="176.07" calcext:value-type="float">
            <text:p>176,07</text:p>
          </table:table-cell>
          <table:table-cell office:value-type="float" office:value="1764.21" calcext:value-type="float">
            <text:p>1764,21</text:p>
          </table:table-cell>
        </table:table-row>
      </table:table>
      <table:named-expressions/>
      <table:database-ranges>
        <table:database-range table:name="__Anonymous_Sheet_DB__3" table:target-range-address="FISSION.H4:FISSION.H54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01">00/00/0000</text:date>, <text:time style:data-style-name="N2" text:time-value="12:07:37.004324379"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1T16:55:02.370663317</meta:creation-date>
    <dc:date>2019-04-01T12:28:13.722179222</dc:date>
    <meta:editing-duration>PT2H18M55S</meta:editing-duration>
    <meta:editing-cycles>9</meta:editing-cycles>
    <meta:generator>LibreOffice/5.1.6.2$Linux_X86_64 LibreOffice_project/10m0$Build-2</meta:generator>
    <meta:document-statistic meta:table-count="5" meta:cell-count="102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4.201cm" style:legend-expansion="high" chart:style-name="ch2"/>
        <chart:plot-area chart:style-name="ch3" table:cell-range-address="Sheet1.D6:Sheet1.E10" chart:data-source-has-labels="both" svg:x="0.32cm" svg:y="0.18cm" svg:width="12.508cm" svg:height="8.64cm">
          <chartooo:coordinate-region svg:x="1.232cm" svg:y="0.379cm" svg:width="10.589cm" svg:height="7.794cm"/>
          <chart:axis chart:dimension="x" chart:name="primary-x" chart:style-name="ch4" chartooo:axis-type="auto">
            <chartooo:date-scale/>
            <chart:categories table:cell-range-address="Sheet1.D7:Sheet1.D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E7:Sheet1.E10" chart:label-cell-address="Sheet1.E6:Sheet1.E6" chart:class="chart:line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Sheet1.E6:Sheet1.E6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Sheet1.D7:Sheet1.D10</svg:desc>
                </draw:g>
              </table:table-cell>
              <table:table-cell office:value-type="float" office:value="0.06">
                <text:p>0.06</text:p>
                <draw:g>
                  <svg:desc>Sheet1.E7:Sheet1.E10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4.074">
                <text:p>4.074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232.675">
                <text:p>232.675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24047.932">
                <text:p>24047.9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1.189cm" svg:height="5.984cm" xlink:href=".." xlink:type="simple" chart:class="chart:bar" chart:style-name="ch1">
        <chart:legend chart:legend-position="end" svg:x="8.397cm" svg:y="1.946cm" style:legend-expansion="high" chart:style-name="ch2"/>
        <chart:plot-area chart:style-name="ch3" table:cell-range-address="'GO-RESULT'.D18:'GO-RESULT'.F22 'GO-RESULT'.C19:'GO-RESULT'.C22" chart:data-source-has-labels="both" svg:x="0.223cm" svg:y="0.119cm" svg:width="7.951cm" svg:height="5.746cm">
          <chartooo:coordinate-region svg:x="1.377cm" svg:y="0.318cm" svg:width="6.774cm" svg:height="4.9cm"/>
          <chart:axis chart:dimension="x" chart:name="primary-x" chart:style-name="ch4" chartooo:axis-type="auto">
            <chartooo:date-scale/>
            <chart:categories table:cell-range-address="'GO-RESULT'.D18:'GO-RESULT'.F1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GO-RESULT'.D19:'GO-RESULT'.F19" chart:label-cell-address="'GO-RESULT'.C19:'GO-RESULT'.C19" chart:class="chart:bar">
            <chart:data-point chart:repeated="3"/>
          </chart:series>
          <chart:series chart:style-name="ch8" chart:values-cell-range-address="'GO-RESULT'.D20:'GO-RESULT'.F20" chart:label-cell-address="'GO-RESULT'.C20:'GO-RESULT'.C20" chart:class="chart:bar">
            <chart:data-point chart:repeated="3"/>
          </chart:series>
          <chart:series chart:style-name="ch9" chart:values-cell-range-address="'GO-RESULT'.D21:'GO-RESULT'.F21" chart:label-cell-address="'GO-RESULT'.C21:'GO-RESULT'.C21" chart:class="chart:bar">
            <chart:data-point chart:repeated="3"/>
          </chart:series>
          <chart:series chart:style-name="ch10" chart:values-cell-range-address="'GO-RESULT'.D22:'GO-RESULT'.F22" chart:label-cell-address="'GO-RESULT'.C22:'GO-RESULT'.C22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  <draw:g>
                  <svg:desc>'GO-RESULT'.D18:'GO-RESULT'.F18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10000">
                <text:p>10000</text:p>
              </table:table-cell>
            </table:table-row>
          </table:table-header-rows>
          <table:table-rows>
            <table:table-row>
              <table:table-cell office:value-type="string">
                <text:p>f1-micro</text:p>
                <draw:g>
                  <svg:desc>'GO-RESULT'.C19:'GO-RESULT'.C19</svg:desc>
                </draw:g>
              </table:table-cell>
              <table:table-cell office:value-type="float" office:value="15.6479">
                <text:p>15.6479</text:p>
                <draw:g>
                  <svg:desc>'GO-RESULT'.D19:'GO-RESULT'.F19</svg:desc>
                </draw:g>
              </table:table-cell>
              <table:table-cell office:value-type="float" office:value="154.38094">
                <text:p>154.38094</text:p>
              </table:table-cell>
              <table:table-cell office:value-type="float" office:value="1459.4144">
                <text:p>1459.4144</text:p>
              </table:table-cell>
            </table:table-row>
            <table:table-row>
              <table:table-cell office:value-type="string">
                <text:p>g1-small</text:p>
                <draw:g>
                  <svg:desc>'GO-RESULT'.C20:'GO-RESULT'.C20</svg:desc>
                </draw:g>
              </table:table-cell>
              <table:table-cell office:value-type="float" office:value="15.4477">
                <text:p>15.4477</text:p>
                <draw:g>
                  <svg:desc>'GO-RESULT'.D20:'GO-RESULT'.F20</svg:desc>
                </draw:g>
              </table:table-cell>
              <table:table-cell office:value-type="float" office:value="150.7823">
                <text:p>150.7823</text:p>
              </table:table-cell>
              <table:table-cell office:value-type="float" office:value="1456.7499">
                <text:p>1456.7499</text:p>
              </table:table-cell>
            </table:table-row>
            <table:table-row>
              <table:table-cell office:value-type="string">
                <text:p>cloudfunction</text:p>
                <draw:g>
                  <svg:desc>'GO-RESULT'.C21:'GO-RESULT'.C21</svg:desc>
                </draw:g>
              </table:table-cell>
              <table:table-cell office:value-type="float" office:value="17">
                <text:p>17</text:p>
                <draw:g>
                  <svg:desc>'GO-RESULT'.D21:'GO-RESULT'.F21</svg:desc>
                </draw:g>
              </table:table-cell>
              <table:table-cell office:value-type="float" office:value="220.96">
                <text:p>220.96</text:p>
              </table:table-cell>
              <table:table-cell office:value-type="float" office:value="2349.54">
                <text:p>2349.54</text:p>
              </table:table-cell>
            </table:table-row>
            <table:table-row>
              <table:table-cell office:value-type="string">
                <text:p>fission</text:p>
                <draw:g>
                  <svg:desc>'GO-RESULT'.C22:'GO-RESULT'.C22</svg:desc>
                </draw:g>
              </table:table-cell>
              <table:table-cell office:value-type="float" office:value="25.61">
                <text:p>25.61</text:p>
                <draw:g>
                  <svg:desc>'GO-RESULT'.D22:'GO-RESULT'.F22</svg:desc>
                </draw:g>
              </table:table-cell>
              <table:table-cell office:value-type="float" office:value="176.07">
                <text:p>176.07</text:p>
              </table:table-cell>
              <table:table-cell office:value-type="float" office:value="1764.21">
                <text:p>1764.2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